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4" style:family="table-cell">
      <style:table-cell-properties fo:border-bottom="0.002cm solid #000000" fo:border-right="none" fo:padding="0.097cm" fo:border-left="none" fo:border-top="none"/>
    </style:style>
    <style:style style:name="Table1.G14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26f898&gt;

#&lt;Customer:0xb626f898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4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4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style-name="Table2.A4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
</table:table-cell>
          <table:table-cell office:value-type="string" table:style-name="Table2.A3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32:41</dc:date>
    <meta:editing-cycles>264</meta:editing-cycles>
    <meta:editing-duration>PT10H56M14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89" meta:character-count="884"/>
  </office:meta>
</office:document-meta>
</file>